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" svg:font-family="Helv" style:font-adornments="Italic" style:font-family-generic="swiss"/>
    <style:font-face style:name="Ubuntu" svg:font-family="Ubuntu" style:font-adornments="Regular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94ab"/>
    </style:style>
    <style:style style:name="P2" style:family="paragraph" style:parent-style-name="Marginalia">
      <style:paragraph-properties fo:margin-left="0in" fo:margin-right="0in" fo:text-align="start" style:justify-single-word="false" fo:text-indent="0in" style:auto-text-indent="false">
        <style:tab-stops>
          <style:tab-stop style:position="6.698in" style:type="right"/>
        </style:tab-stops>
      </style:paragraph-properties>
    </style:style>
    <style:style style:name="P3" style:family="paragraph" style:parent-style-name="Marginalia">
      <style:paragraph-properties fo:margin-left="0in" fo:margin-right="0in" fo:text-indent="0in" style:auto-text-indent="false">
        <style:tab-stops>
          <style:tab-stop style:position="3.3543in" style:type="center"/>
        </style:tab-stops>
      </style:paragraph-properties>
    </style:style>
    <style:style style:name="T1" style:family="text">
      <style:text-properties officeooo:rsid="001d94ab"/>
    </style:style>
    <style:style style:name="T2" style:family="text">
      <style:text-properties officeooo:rsid="001f07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ject 3 Report</text:span></text:h>
      <text:p text:style-name="P1"><text:span text:style-name="T1"/></text:p>
      <text:h text:style-name="Heading_20_2" text:outline-level="2"><text:span text:style-name="T2">Implementation</text:span></text:h>
      <text:p text:style-name="Text_20_body"><text:span text:style-name="T2">Documentation read :</text:span></text:p>
      <text:p text:style-name="Text_20_body"><text:span text:style-name="T2"><text:s/></text:span></text:p>
      <text:p text:style-name="Text_20_body"><text:span text:style-name="T2"/></text:p>
      <text:h text:style-name="Heading_20_2" text:outline-level="2"><text:span text:style-name="T2">Testing our Project</text:span></text:h>
      <text:p text:style-name="Text_20_body"><text:span text:style-name="T2">What methods we used to test :</text:span></text:p>
      <text:p text:style-name="Text_20_body"><text:span text:style-name="T2">the utf16 characters (long file name)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" svg:font-family="Helv" style:font-adornments="Italic" style:font-family-generic="swiss"/>
    <style:font-face style:name="Ubuntu" svg:font-family="Ubuntu" style:font-adornments="Regular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Ubuntu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" fo:font-size="16pt" fo:font-style="normal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style:page-number="auto"/>
      <style:text-properties fo:font-size="13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0in" fo:margin-right="0in" fo:margin-top="0in" fo:margin-bottom="0in" style:contextual-spacing="false" fo:text-indent="0in" style:auto-text-indent="false"/>
      <style:text-properties style:font-name="Ubuntu Light" fo:font-size="10pt" fo:font-weight="250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Marginalia">
      <style:paragraph-properties fo:margin-left="0in" fo:margin-right="0in" fo:text-align="start" style:justify-single-word="false" fo:text-indent="0in" style:auto-text-indent="false">
        <style:tab-stops>
          <style:tab-stop style:position="6.698in" style:type="right"/>
        </style:tab-stops>
      </style:paragraph-properties>
    </style:style>
    <style:style style:name="MP2" style:family="paragraph" style:parent-style-name="Marginalia">
      <style:paragraph-properties fo:margin-left="0in" fo:margin-right="0in" fo:text-indent="0in" style:auto-text-indent="false">
        <style:tab-stops>
          <style:tab-stop style:position="3.3543in" style:type="center"/>
        </style:tab-stops>
      </style:paragraph-properties>
    </style:style>
    <style:style style:name="MT1" style:family="text">
      <style:text-properties officeooo:rsid="001d94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Operation Systems<text:tab/>Valérian Pittet, Roger Vion, Pascal Cudré<text:tab/><text:tab/></text:span></text:p>
      </style:header>
      <style:footer>
        <text:p text:style-name="MP2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3-05-24T17:13:33</meta:creation-date>
    <meta:generator>LibreOffice/4.0.2.2$Linux_X86_64 LibreOffice_project/400m0$Build-2</meta:generator>
    <dc:date>2013-05-24T17:32:42</dc:date>
    <dc:creator>Pascal </dc:creator>
    <meta:editing-duration>PT15M31S</meta:editing-duration>
    <meta:editing-cycles>5</meta:editing-cycles>
    <meta:document-statistic meta:table-count="0" meta:image-count="0" meta:object-count="0" meta:page-count="1" meta:paragraph-count="9" meta:word-count="32" meta:character-count="202" meta:non-whitespace-character-count="174"/>
  </office:meta>
</office:document-meta>
</file>